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2.179cm"/>
    </style:style>
    <style:style style:name="pr6" style:family="presentation" style:parent-style-name="Default-notes">
      <style:graphic-properties draw:fill-color="#ffffff" fo:min-height="13.364cm"/>
    </style:style>
    <style:style style:name="pr7" style:family="presentation" style:parent-style-name="Final_20_Slide-title">
      <style:graphic-properties draw:auto-grow-height="true" fo:min-height="3cm"/>
    </style:style>
    <style:style style:name="pr8" style:family="presentation" style:parent-style-name="Final_20_Slide-outline1">
      <style:graphic-properties draw:auto-grow-height="true" fo:min-height="6cm"/>
    </style:style>
    <style:style style:name="pr9"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T1"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浜名湖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日本語LibreLogoをよりよくしよ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日本語LibreLogoについては前半で触れました</text:p>
          </draw:text-box>
        </draw:frame>
        <draw:frame presentation:style-name="pr5" draw:layer="layout" svg:width="26cm" svg:height="12.179cm" svg:x="1cm" svg:y="4.5cm" presentation:class="outline" presentation:user-transformed="true">
          <draw:text-box>
            <text:list text:style-name="L2">
              <text:list-item>
                <text:p>LibreLogoの多言語対応機能を用いて日本語でプログラミングを可能にした</text:p>
              </text:list-item>
              <text:list-item>
                <text:p>実際、開発者の地元であるハンガリーではハンガリー語版LibreLogoを用いて初等教育（10歳前後）の教育実践を行なっている</text:p>
              </text:list-item>
              <text:list-item>
                <text:p>こどもたちのポテンシャルは素晴らしいので英語のままでも大丈夫じゃないかという声もあるけれども、やっぱり日本語だとどうなるか試してみたいじゃないか（英語で使うという選択肢はあるのだし）</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しかしそれにしても微妙じゃね？</text:p>
          </draw:text-box>
        </draw:frame>
        <draw:frame presentation:style-name="pr5" draw:layer="layout" svg:width="26cm" svg:height="12.179cm" svg:x="1cm" svg:y="4.5cm" presentation:class="outline">
          <draw:text-box>
            <text:list text:style-name="L2">
              <text:list-item>
                <text:p>正直、LibreLogoの多言語化には初期の頃バグがあったので、「どうせ使われないから」と思って適当に訳したらそのまま採用されてしまったところがある</text:p>
              </text:list-item>
              <text:list-item>
                <text:p>例えば「RED」は「赤」なのに「BROWN」は「茶色」なのはどうなの？ とか</text:p>
              </text:list-item>
              <text:list-item>
                <text:p>「ペンをあげる」は自分自身も「ペンを上げる」と書き間違えるので両方を許容したほうがいいんじゃないかしらとか</text:p>
              </text:list-item>
              <text:list-item>
                <text:p>伝統的な日本語Logoは「FORWARD」に「すすむ」じゃない別の言葉を当ててたらしいけど、自分そういうの知らないし</text:p>
              </text:list-item>
              <text:list-item>
                <text:p>もっといろんな人の意見を聞きたい！</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ので、班分けして議論しましょう！</text:p>
          </draw:text-box>
        </draw:frame>
        <draw:frame presentation:style-name="pr5" draw:layer="layout" svg:width="26cm" svg:height="12.179cm" svg:x="1cm" svg:y="4.5cm" presentation:class="outline">
          <draw:text-box>
            <text:list text:style-name="L2">
              <text:list-item>
                <text:p>皆さんに今のLibreLogoのコマンド一覧を配ります</text:p>
              </text:list-item>
              <text:list-item>
                <text:p>参加人数によりますが何人かずつに班分けします（除く自分）</text:p>
              </text:list-item>
              <text:list-item>
                <text:p>コマンド一覧を見ながら、各班で「ここはどうだろう」「ここはこうしたほうがいいんじゃ」という感じで赤ペン先生します（あ、赤ペンは用意しますよ）</text:p>
              </text:list-item>
              <text:list-item>
                <text:p>ぼくはそこらへんをうろついているので、質問があったら捕まえて聞いてください。希望があればデモもやります</text:p>
              </text:list-item>
              <text:list-item>
                <text:p>適当に時間が過ぎたら、赤ペンが入ったコマンド一覧を回収します</text:p>
              </text:list-item>
              <text:list-item>
                <text:p>それをぼくが読み上げながら、みんなでガヤガヤ議論します</text:p>
              </text:list-item>
              <text:list-item>
                <text:p>最終的に「これでよくなったなー」と思ったらぼくが翻訳を反映しますです</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presentation:user-transformed="true">
          <draw:text-box>
            <text:p>肩肘張らずに楽しく議論しましょ？</text:p>
          </draw:text-box>
        </draw:frame>
        <draw:frame presentation:style-name="pr8" draw:layer="layout" svg:width="21.5cm" svg:height="6cm" svg:x="3.5cm" svg:y="10cm" presentation:class="outline">
          <draw:text-box>
            <text:list text:style-name="L2">
              <text:list-item>
                <text:p>… 楽しい議論で、LibreLogoをもっと良くしましょう！</text:p>
              </text:list-item>
              <text:list-item>
                <text:p>… 時間限られてるけど、よろしくおねがいしますっ。</text:p>
              </text:list-item>
            </text:list>
          </draw:text-box>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ＭＳ Ｐゴシック'"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7H4M1S</meta:editing-duration>
    <meta:editing-cycles>46</meta:editing-cycles>
    <meta:generator>LibreOffice/4.0.2.2$Linux_x86 LibreOffice_project/4c82dcdd6efcd48b1d8bba66bfe1989deee49c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4-23T02:35:15</dc:date>
    <dc:creator>Ogasawara Naruhiko</dc:creator>
    <meta:document-statistic meta:object-count="95"/>
  </office:meta>
</office:document-meta>
</file>